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c765a"/>
    </style:style>
    <style:style style:name="P2" style:family="paragraph" style:parent-style-name="Standard">
      <style:text-properties fo:color="#c9211e"/>
    </style:style>
    <style:style style:name="P3" style:family="paragraph" style:parent-style-name="Standard">
      <style:text-properties fo:color="#c9211e" officeooo:paragraph-rsid="000c765a"/>
    </style:style>
    <style:style style:name="P4" style:family="paragraph" style:parent-style-name="Standard">
      <style:text-properties officeooo:rsid="000f8ebb" officeooo:paragraph-rsid="000f8ebb"/>
    </style:style>
    <style:style style:name="P5" style:family="paragraph" style:parent-style-name="Standard">
      <style:text-properties officeooo:paragraph-rsid="000f8ebb"/>
    </style:style>
    <style:style style:name="T1" style:family="text">
      <style:text-properties style:font-name="Liberation Serif" fo:font-size="18pt" fo:font-style="normal" fo:font-weight="normal" style:font-size-asian="18pt" style:font-style-asian="normal" style:font-weight-asian="normal"/>
    </style:style>
    <style:style style:name="T2" style:family="text">
      <style:text-properties style:font-name="Liberation Serif" fo:font-size="18pt" fo:font-style="normal" fo:font-weight="normal" officeooo:rsid="000c765a" style:font-size-asian="18pt" style:font-style-asian="normal" style:font-weight-asian="normal"/>
    </style:style>
    <style:style style:name="T3" style:family="text">
      <style:text-properties style:font-name="Liberation Serif" fo:font-size="18pt" fo:font-style="normal" fo:font-weight="normal" officeooo:rsid="000dc2b2" style:font-size-asian="18pt" style:font-style-asian="normal" style:font-weight-asian="normal"/>
    </style:style>
    <style:style style:name="T4" style:family="text">
      <style:text-properties style:font-name="Liberation Serif" fo:font-size="18pt" fo:font-style="normal" fo:font-weight="normal" officeooo:rsid="000f8ebb" style:font-size-asian="18pt" style:font-style-asian="normal" style:font-weight-asian="normal"/>
    </style:style>
    <style:style style:name="T5" style:family="text">
      <style:text-properties style:font-name="Liberation Serif" fo:font-size="18pt" style:font-size-asian="18pt"/>
    </style:style>
    <style:style style:name="T6" style:family="text">
      <style:text-properties style:font-name="Liberation Serif" fo:font-size="15pt" fo:font-style="normal" fo:font-weight="normal" style:font-size-asian="15pt" style:font-style-asian="normal" style:font-weight-asian="normal"/>
    </style:style>
    <style:style style:name="T7" style:family="text">
      <style:text-properties style:font-name="Liberation Serif" fo:font-size="15pt" fo:font-style="normal" fo:font-weight="normal" officeooo:rsid="000f8ebb" style:font-size-asian="15pt" style:font-style-asian="normal" style:font-weight-asian="normal"/>
    </style:style>
    <style:style style:name="T8" style:family="text">
      <style:text-properties style:font-name="Liberation Serif" fo:font-size="15pt" style:font-size-asian="15pt"/>
    </style:style>
    <style:style style:name="T9" style:family="text">
      <style:text-properties officeooo:rsid="000dc2b2"/>
    </style:style>
    <style:style style:name="T10" style:family="text">
      <style:text-properties style:font-name="Times New Roman" fo:font-size="15pt" fo:font-style="normal" fo:font-weight="normal" officeooo:rsid="000dc2b2" style:font-size-asian="15pt" style:font-style-asian="normal" style:font-weight-asian="normal"/>
    </style:style>
    <style:style style:name="T11" style:family="text">
      <style:text-properties fo:font-size="15pt" style:font-size-asian="15pt"/>
    </style:style>
    <style:style style:name="T12" style:family="text">
      <style:text-properties fo:font-size="15pt" officeooo:rsid="000f8ebb" style:font-size-asian="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2">Bjorn important comments : </text:span></text:p>
      <text:p text:style-name="P1"><text:span text:style-name="T2"/></text:p>
      <text:p text:style-name="P3"><text:span text:style-name="T2">- </text:span><text:span text:style-name="T3">why only five frameworks ?</text:span></text:p>
      <text:p text:style-name="P3"><text:span text:style-name="T3"/></text:p>
      <text:p text:style-name="P1"><text:span text:style-name="T6">Good point. </text:span><text:span text:style-name="T7">We</text:span><text:span text:style-name="T6"> chose </text:span><text:span text:style-name="T8">those because they are commonly adopted for silicate melts. Other models (MCT, etc.) may be interesting but usually are not used for reasonning around experimental viscosity data. I tried to solve you comment by adding a precision there. Let me know if it is good !</text:span></text:p>
      <text:p text:style-name="P1"><text:span text:style-name="T3"/></text:p>
      <text:p text:style-name="P3"><text:span text:style-name="T3">- </text:span><text:span text:style-name="T1">How does this </text:span><text:span text:style-name="T5">depend on the nature of the chargebalancing cation (ie, Na vs. Ca)? I guess this is not addressed within the system</text:span></text:p>
      <text:p text:style-name="P1"><text:span text:style-name="T3"/></text:p>
      <text:p text:style-name="P1"><text:span text:style-name="T10">Yes, here we present a </text:span><text:span text:style-name="T11">proof of concept on the NKAS system, so we cannot address things that happen for alkaline-earths. </text:span><text:span text:style-name="T12">I am working on that.</text:span></text:p>
      <text:p text:style-name="P1"><text:span text:style-name="T3"/></text:p>
      <text:p text:style-name="P3"><text:span text:style-name="T1">- How would you </text:span><text:span text:style-name="T5">handle situations here alkaline earths are important charge-balancing cations for Al? That would include all magatic systems more mafic than rhyolite.</text:span></text:p>
      <text:p text:style-name="P1"><text:span text:style-name="T3"/></text:p>
      <text:p text:style-name="P1"><text:span text:style-name="T10">Of course, and this is a </text:span><text:span text:style-name="T11">goal. But again, this is a proof of concept. </text:span><text:span text:style-name="T12">As said, w</text:span><text:span text:style-name="T11">e actually are preparing an extension to include alkaline-earth metals, but this require</text:span><text:span text:style-name="T12">s</text:span><text:span text:style-name="T11"> new data, particularly mixed alkali-alkaline-earth melts, </text:span><text:span text:style-name="T12">and it is going to take some time</text:span><text:span text:style-name="T11">...</text:span></text:p>
      <text:p text:style-name="P1"><text:span text:style-name="T2"/></text:p>
      <text:p text:style-name="P3"><text:span text:style-name="T2">- </text:span><text:span text:style-name="T4">Lack of taking into account </text:span><text:span text:style-name="T2">volatiles !</text:span></text:p>
      <text:p text:style-name="Standard"><text:span text:style-name="T2"/></text:p>
      <text:p text:style-name="P5"><text:span text:style-name="T2">Y</text:span><text:span text:style-name="T4">es, eruptive styles are critically driven by pre-eruptive volatile contents as well as how degassing proceeds. For silicic volcanoes, after considering volatiles and so on, it was shown that Al and K contents actually show a significant correlation with eruptive styles (as shown in Figure 4 in the paper). Therefore, in the paper we only use the model on the NKAS system to explain this correlation. This is not the main result for me, just a recreational demonstration of use.</text:span></text:p>
      <text:p text:style-name="Standard"><text:span text:style-name="T2"/></text:p>
      <text:p text:style-name="Standard"><text:soft-page-break/><text:span text:style-name="T2"/></text:p>
      <text:p text:style-name="P2">- <text:span text:style-name="T9">why only K</text:span></text:p>
      <text:p text:style-name="Standard"/>
      <text:p text:style-name="P4">K tends to cluster in aluminosilicate melts, particularly at high aluminum content. This was shown several times in our past papers (Le Losq et Neuville 2013, Le Losq et al. 2017), and the present results agree with thi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905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arles Le Losq</meta:initial-creator>
    <meta:creation-date>2020-09-03T15:40:29.515765315</meta:creation-date>
    <dc:date>2020-09-03T16:00:08.901238378</dc:date>
    <dc:creator>Charles Le Losq</dc:creator>
    <meta:editing-duration>PT19M38S</meta:editing-duration>
    <meta:editing-cycles>4</meta:editing-cycles>
    <meta:generator>LibreOffice/6.4.3.2$MacOSX_X86_64 LibreOffice_project/747b5d0ebf89f41c860ec2a39efd7cb15b54f2d8</meta:generator>
    <meta:document-statistic meta:table-count="0" meta:image-count="0" meta:object-count="0" meta:page-count="2" meta:paragraph-count="11" meta:word-count="310" meta:character-count="1798" meta:non-whitespace-character-count="1497"/>
  </office:meta>
</office:document-meta>
</file>